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3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2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2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  <style:style style:name="ce2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5688" table:style-name="ce47">
            <text:p>5,688</text:p>
          </table:table-cell>
          <table:table-cell office:value-type="float" office:value="5213.37" table:style-name="ce51">
            <text:p>5,213</text:p>
          </table:table-cell>
          <table:table-cell office:value-type="float" office:value="10093" table:style-name="ce90">
            <text:p>10,093</text:p>
          </table:table-cell>
          <table:table-cell office:value-type="float" office:value="9581.6" table:style-name="ce93">
            <text:p>9,582</text:p>
          </table:table-cell>
          <table:table-cell office:value-type="float" office:value="5670" table:style-name="ce107">
            <text:p>5,670</text:p>
          </table:table-cell>
          <table:table-cell office:value-type="float" office:value="5467.71" table:style-name="ce110">
            <text:p>5,468</text:p>
          </table:table-cell>
          <table:table-cell office:value-type="float" office:value="1684" table:style-name="ce66">
            <text:p>1,684</text:p>
          </table:table-cell>
          <table:table-cell office:value-type="float" office:value="1641.31" table:style-name="ce69">
            <text:p>1,641</text:p>
          </table:table-cell>
          <table:table-cell office:value-type="float" office:value="185" table:style-name="ce71">
            <text:p>185</text:p>
          </table:table-cell>
          <table:table-cell office:value-type="float" office:value="183.99" table:style-name="ce74">
            <text:p>184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23320" table:content-validation-name="val3" table:style-name="ce150">
            <text:p>23,320</text:p>
          </table:table-cell>
          <table:table-cell office:value-type="float" office:value="22087.980000000003" table:content-validation-name="val3" table:style-name="ce148">
            <text:p>22,088</text:p>
          </table:table-cell>
          <table:table-cell office:value-type="float" office:value="2346" table:style-name="ce144">
            <text:p>2,346</text:p>
          </table:table-cell>
          <table:table-cell office:value-type="float" office:value="2265.96" table:style-name="ce147">
            <text:p>2,266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2346" table:style-name="ce224">
            <text:p>2,346</text:p>
          </table:table-cell>
          <table:table-cell office:value-type="float" office:value="2265.96" table:style-name="ce228">
            <text:p>2,266</text:p>
          </table:table-cell>
          <table:table-cell office:value-type="float" office:value="25666" table:content-validation-name="val3" table:style-name="ce225">
            <text:p>25,666</text:p>
          </table:table-cell>
          <table:table-cell office:value-type="float" office:value="24353.940000000002" table:content-validation-name="val3" table:style-name="ce226">
            <text:p>24,354</text:p>
          </table:table-cell>
          <table:table-cell office:value-type="currency" office:value="51994000" table:content-validation-name="val2" table:style-name="ce9">
            <text:p>£51,994,000.00</text:p>
          </table:table-cell>
          <table:table-cell office:value-type="currency" office:value="9686000" table:content-validation-name="val2" table:style-name="ce9">
            <text:p>£9,686,000.00</text:p>
          </table:table-cell>
          <table:table-cell office:value-type="currency" office:value="48000" table:content-validation-name="val2" table:style-name="ce9">
            <text:p>£48,000.00</text:p>
          </table:table-cell>
          <table:table-cell office:value-type="currency" office:value="929000" table:content-validation-name="val2" table:style-name="ce9">
            <text:p>£929,000.00</text:p>
          </table:table-cell>
          <table:table-cell office:value-type="currency" office:value="11664000" table:content-validation-name="val2" table:style-name="ce9">
            <text:p>£11,664,000.00</text:p>
          </table:table-cell>
          <table:table-cell office:value-type="currency" office:value="4930000" table:content-validation-name="val2" table:style-name="ce9">
            <text:p>£4,930,000.00</text:p>
          </table:table-cell>
          <table:table-cell office:value-type="currency" office:value="79251000" table:style-name="ce10">
            <text:p>£79,251,000.00</text:p>
          </table:table-cell>
          <table:table-cell office:value-type="currency" office:value="4858000" table:content-validation-name="val2" table:style-name="ce11">
            <text:p>£4,858,000.00</text:p>
          </table:table-cell>
          <table:table-cell office:value-type="currency" office:value="314000" table:content-validation-name="val2" table:style-name="ce11">
            <text:p>£314,000.00</text:p>
          </table:table-cell>
          <table:table-cell office:value-type="currency" office:value="5172000" table:style-name="ce10">
            <text:p>£5,172,000.00</text:p>
          </table:table-cell>
          <table:table-cell office:value-type="currency" office:value="84423000" table:style-name="ce12">
            <text:p>£84,42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6">
            <text:p>Home Office</text:p>
          </table:table-cell>
          <table:table-cell office:value-type="float" office:value="2121" table:style-name="ce48">
            <text:p>2,121</text:p>
          </table:table-cell>
          <table:table-cell office:value-type="float" office:value="1859.42" table:style-name="ce49">
            <text:p>1,859</text:p>
          </table:table-cell>
          <table:table-cell office:value-type="float" office:value="848" table:style-name="ce88">
            <text:p>848</text:p>
          </table:table-cell>
          <table:table-cell office:value-type="float" office:value="759.86" table:style-name="ce91">
            <text:p>760</text:p>
          </table:table-cell>
          <table:table-cell office:value-type="float" office:value="495" table:style-name="ce106">
            <text:p>495</text:p>
          </table:table-cell>
          <table:table-cell office:value-type="float" office:value="482.96" table:style-name="ce109">
            <text:p>483</text:p>
          </table:table-cell>
          <table:table-cell office:value-type="float" office:value="117" table:style-name="ce65">
            <text:p>117</text:p>
          </table:table-cell>
          <table:table-cell office:value-type="float" office:value="115.72" table:style-name="ce67">
            <text:p>116</text:p>
          </table:table-cell>
          <table:table-cell office:value-type="float" office:value="10" table:style-name="ce70">
            <text:p>10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3591" table:content-validation-name="val3" table:style-name="ce153">
            <text:p>3,591</text:p>
          </table:table-cell>
          <table:table-cell office:value-type="float" office:value="3227.96" table:content-validation-name="val3" table:style-name="ce145">
            <text:p>3,228</text:p>
          </table:table-cell>
          <table:table-cell office:value-type="float" office:value="3" table:style-name="ce158">
            <text:p>3</text:p>
          </table:table-cell>
          <table:table-cell office:value-type="float" office:value="3" table:style-name="ce172">
            <text:p>3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27">
            <text:p>0</text:p>
          </table:table-cell>
          <table:table-cell office:value-type="float" office:value="3" table:style-name="ce153">
            <text:p>3</text:p>
          </table:table-cell>
          <table:table-cell office:value-type="float" office:value="3" table:style-name="ce145">
            <text:p>3</text:p>
          </table:table-cell>
          <table:table-cell office:value-type="float" office:value="3594" table:content-validation-name="val3" table:style-name="ce205">
            <text:p>3,594</text:p>
          </table:table-cell>
          <table:table-cell office:value-type="float" office:value="3230.96" table:content-validation-name="val3" table:style-name="ce204">
            <text:p>3,231</text:p>
          </table:table-cell>
          <table:table-cell office:value-type="currency" office:value="6172000" table:content-validation-name="val2" table:style-name="ce9">
            <text:p>£6,172,000.00</text:p>
          </table:table-cell>
          <table:table-cell office:value-type="currency" office:value="82000" table:content-validation-name="val2" table:style-name="ce9">
            <text:p>£8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4000" table:content-validation-name="val2" table:style-name="ce9">
            <text:p>£94,000.00</text:p>
          </table:table-cell>
          <table:table-cell office:value-type="currency" office:value="1118000" table:content-validation-name="val2" table:style-name="ce9">
            <text:p>£1,118,000.00</text:p>
          </table:table-cell>
          <table:table-cell office:value-type="currency" office:value="414000" table:content-validation-name="val2" table:style-name="ce9">
            <text:p>£414,000.00</text:p>
          </table:table-cell>
          <table:table-cell office:value-type="currency" office:value="7880000" table:style-name="ce10">
            <text:p>£7,880,000.00</text:p>
          </table:table-cell>
          <table:table-cell office:value-type="currency" office:value="89000" table:content-validation-name="val2" table:style-name="ce11">
            <text:p>£89,000.00</text:p>
          </table:table-cell>
          <table:table-cell office:value-type="currency" office:value="60000" table:content-validation-name="val2" table:style-name="ce11">
            <text:p>£60,000.00</text:p>
          </table:table-cell>
          <table:table-cell office:value-type="currency" office:value="149000" table:style-name="ce10">
            <text:p>£149,000.00</text:p>
          </table:table-cell>
          <table:table-cell office:value-type="currency" office:value="8029000" table:style-name="ce12">
            <text:p>£8,029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25">
            <text:p>Executive Agency</text:p>
          </table:table-cell>
          <table:table-cell office:value-type="string" table:style-name="ce27">
            <text:p>Home Offic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5" table:style-name="ce89">
            <text:p>5</text:p>
          </table:table-cell>
          <table:table-cell office:value-type="float" office:value="5" table:style-name="ce92">
            <text:p>5</text:p>
          </table:table-cell>
          <table:table-cell office:value-type="float" office:value="15" table:style-name="ce108">
            <text:p>15</text:p>
          </table:table-cell>
          <table:table-cell office:value-type="float" office:value="15" table:style-name="ce111">
            <text:p>15</text:p>
          </table:table-cell>
          <table:table-cell office:value-type="float" office:value="16" table:style-name="ce64">
            <text:p>16</text:p>
          </table:table-cell>
          <table:table-cell office:value-type="float" office:value="15.8" table:style-name="ce68">
            <text:p>16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39" table:content-validation-name="val3" table:style-name="ce153">
            <text:p>39</text:p>
          </table:table-cell>
          <table:table-cell office:value-type="float" office:value="38.799999999999997" table:content-validation-name="val3" table:style-name="ce146">
            <text:p>39</text:p>
          </table:table-cell>
          <table:table-cell office:value-type="float" office:value="3" table:style-name="ce156">
            <text:p>3</text:p>
          </table:table-cell>
          <table:table-cell office:value-type="float" office:value="2" table:style-name="ce174">
            <text:p>2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3" table:style-name="ce153">
            <text:p>3</text:p>
          </table:table-cell>
          <table:table-cell office:value-type="float" office:value="2" table:style-name="ce209">
            <text:p>2</text:p>
          </table:table-cell>
          <table:table-cell office:value-type="float" office:value="42" table:content-validation-name="val3" table:style-name="ce205">
            <text:p>42</text:p>
          </table:table-cell>
          <table:table-cell office:value-type="float" office:value="40.799999999999997" table:content-validation-name="val3" table:style-name="ce206">
            <text:p>41</text:p>
          </table:table-cell>
          <table:table-cell office:value-type="currency" office:value="152000" table:content-validation-name="val2" table:style-name="ce9">
            <text:p>£152,000.00</text:p>
          </table:table-cell>
          <table:table-cell office:value-type="currency" office:value="1000" table:content-validation-name="val2" table:style-name="ce9">
            <text:p>£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000" table:content-validation-name="val2" table:style-name="ce9">
            <text:p>£34,000.00</text:p>
          </table:table-cell>
          <table:table-cell office:value-type="currency" office:value="16000" table:content-validation-name="val2" table:style-name="ce9">
            <text:p>£16,000.00</text:p>
          </table:table-cell>
          <table:table-cell office:value-type="currency" office:value="203000" table:style-name="ce10">
            <text:p>£203,000.00</text:p>
          </table:table-cell>
          <table:table-cell office:value-type="currency" office:value="8000" table:content-validation-name="val2" table:style-name="ce11">
            <text:p>£8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000" table:style-name="ce10">
            <text:p>£8,000.00</text:p>
          </table:table-cell>
          <table:table-cell office:value-type="currency" office:value="211000" table:style-name="ce12">
            <text:p>£21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84" table:style-name="ce42">
            <text:p>284</text:p>
          </table:table-cell>
          <table:table-cell office:value-type="float" office:value="249.79" table:style-name="ce46">
            <text:p>250</text:p>
          </table:table-cell>
          <table:table-cell office:value-type="float" office:value="188" table:style-name="ce96">
            <text:p>188</text:p>
          </table:table-cell>
          <table:table-cell office:value-type="float" office:value="173.44" table:style-name="ce99">
            <text:p>173</text:p>
          </table:table-cell>
          <table:table-cell office:value-type="float" office:value="250" table:style-name="ce113">
            <text:p>250</text:p>
          </table:table-cell>
          <table:table-cell office:value-type="float" office:value="234.84" table:style-name="ce116">
            <text:p>235</text:p>
          </table:table-cell>
          <table:table-cell office:value-type="float" office:value="32" table:style-name="ce60">
            <text:p>32</text:p>
          </table:table-cell>
          <table:table-cell office:value-type="float" office:value="29.32" table:style-name="ce63">
            <text:p>29</text:p>
          </table:table-cell>
          <table:table-cell office:value-type="float" office:value="4" table:style-name="ce77">
            <text:p>4</text:p>
          </table:table-cell>
          <table:table-cell office:value-type="float" office:value="4" table:style-name="ce80">
            <text:p>4</text:p>
          </table:table-cell>
          <table:table-cell office:value-type="float" office:value="8" table:style-name="ce124">
            <text:p>8</text:p>
          </table:table-cell>
          <table:table-cell office:value-type="float" office:value="8" table:style-name="ce128">
            <text:p>8</text:p>
          </table:table-cell>
          <table:table-cell office:value-type="float" office:value="766" table:content-validation-name="val3" table:style-name="ce153">
            <text:p>766</text:p>
          </table:table-cell>
          <table:table-cell office:value-type="float" office:value="699.3900000000001" table:content-validation-name="val3" table:style-name="ce154">
            <text:p>699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14" table:style-name="ce180">
            <text:p>14</text:p>
          </table:table-cell>
          <table:table-cell office:value-type="float" office:value="14" table:style-name="ce179">
            <text:p>14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14" table:style-name="ce153">
            <text:p>14</text:p>
          </table:table-cell>
          <table:table-cell office:value-type="float" office:value="14" table:style-name="ce210">
            <text:p>14</text:p>
          </table:table-cell>
          <table:table-cell office:value-type="float" office:value="780" table:content-validation-name="val3" table:style-name="ce205">
            <text:p>780</text:p>
          </table:table-cell>
          <table:table-cell office:value-type="float" office:value="713.3900000000001" table:content-validation-name="val3" table:style-name="ce207">
            <text:p>713</text:p>
          </table:table-cell>
          <table:table-cell office:value-type="currency" office:value="1421220.4" table:content-validation-name="val1" table:style-name="ce9">
            <text:p>£1,421,220.40</text:p>
          </table:table-cell>
          <table:table-cell office:value-type="currency" office:value="8777.09" table:content-validation-name="val1" table:style-name="ce9">
            <text:p>£8,777.09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41184.11" table:content-validation-name="val1" table:style-name="ce9">
            <text:p>£41,184.11</text:p>
          </table:table-cell>
          <table:table-cell office:value-type="currency" office:value="266581.57" table:content-validation-name="val1" table:style-name="ce9">
            <text:p>£266,581.57</text:p>
          </table:table-cell>
          <table:table-cell office:value-type="currency" office:value="101430.82" table:content-validation-name="val1" table:style-name="ce9">
            <text:p>£101,430.82</text:p>
          </table:table-cell>
          <table:table-cell office:value-type="currency" office:value="1839193.9900000002" table:style-name="ce10">
            <text:p>£1,839,193.99</text:p>
          </table:table-cell>
          <table:table-cell office:value-type="currency" office:value="227266.07" table:content-validation-name="val1" table:style-name="ce11">
            <text:p>£227,266.07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27266.07" table:style-name="ce10">
            <text:p>£227,266.07</text:p>
          </table:table-cell>
          <table:table-cell office:value-type="currency" office:value="2066460.0600000003" table:style-name="ce12">
            <text:p>£2,066,460.0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32" table:style-name="ce43">
            <text:p>32</text:p>
          </table:table-cell>
          <table:table-cell office:value-type="float" office:value="31.46" table:style-name="ce45">
            <text:p>31</text:p>
          </table:table-cell>
          <table:table-cell office:value-type="float" office:value="43" table:style-name="ce95">
            <text:p>43</text:p>
          </table:table-cell>
          <table:table-cell office:value-type="float" office:value="42.26" table:style-name="ce97">
            <text:p>42</text:p>
          </table:table-cell>
          <table:table-cell office:value-type="float" office:value="394" table:style-name="ce112">
            <text:p>394</text:p>
          </table:table-cell>
          <table:table-cell office:value-type="float" office:value="386.52000000000004" table:style-name="ce115">
            <text:p>387</text:p>
          </table:table-cell>
          <table:table-cell office:value-type="float" office:value="38" table:style-name="ce59">
            <text:p>38</text:p>
          </table:table-cell>
          <table:table-cell office:value-type="float" office:value="37.909999999999997" table:style-name="ce61">
            <text:p>38</text:p>
          </table:table-cell>
          <table:table-cell office:value-type="float" office:value="7" table:style-name="ce76">
            <text:p>7</text:p>
          </table:table-cell>
          <table:table-cell office:value-type="float" office:value="7" table:style-name="ce79">
            <text:p>7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514" table:content-validation-name="val3" table:style-name="ce153">
            <text:p>514</text:p>
          </table:table-cell>
          <table:table-cell office:value-type="float" office:value="505.15" table:content-validation-name="val3" table:style-name="ce161">
            <text:p>505</text:p>
          </table:table-cell>
          <table:table-cell office:value-type="float" office:value="22" table:style-name="ce159">
            <text:p>22</text:p>
          </table:table-cell>
          <table:table-cell office:value-type="float" office:value="22" table:style-name="ce175">
            <text:p>22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" table:style-name="ce183">
            <text:p>1</text:p>
          </table:table-cell>
          <table:table-cell office:value-type="float" office:value="1" table:style-name="ce184">
            <text:p>1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23" table:style-name="ce153">
            <text:p>23</text:p>
          </table:table-cell>
          <table:table-cell office:value-type="float" office:value="23" table:style-name="ce211">
            <text:p>23</text:p>
          </table:table-cell>
          <table:table-cell office:value-type="float" office:value="537" table:content-validation-name="val3" table:style-name="ce205">
            <text:p>537</text:p>
          </table:table-cell>
          <table:table-cell office:value-type="float" office:value="528.15" table:content-validation-name="val3" table:style-name="ce208">
            <text:p>528</text:p>
          </table:table-cell>
          <table:table-cell office:value-type="currency" office:value="1311246.1500000001" table:content-validation-name="val2" table:style-name="ce9">
            <text:p>£1,311,246.15</text:p>
          </table:table-cell>
          <table:table-cell office:value-type="currency" office:value="116167.86" table:content-validation-name="val2" table:style-name="ce9">
            <text:p>£116,167.8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3780.43" table:content-validation-name="val2" table:style-name="ce9">
            <text:p>£23,780.43</text:p>
          </table:table-cell>
          <table:table-cell office:value-type="currency" office:value="256572.88000000003" table:content-validation-name="val2" table:style-name="ce9">
            <text:p>£256,572.88</text:p>
          </table:table-cell>
          <table:table-cell office:value-type="currency" office:value="119050.62" table:content-validation-name="val2" table:style-name="ce9">
            <text:p>£119,050.62</text:p>
          </table:table-cell>
          <table:table-cell office:value-type="currency" office:value="1826817.9400000004" table:style-name="ce10">
            <text:p>£1,826,817.94</text:p>
          </table:table-cell>
          <table:table-cell office:value-type="currency" office:value="56160.78" table:content-validation-name="val2" table:style-name="ce11">
            <text:p>£56,160.78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56160.78" table:style-name="ce10">
            <text:p>£56,160.78</text:p>
          </table:table-cell>
          <table:table-cell office:value-type="currency" office:value="1882978.7200000004" table:style-name="ce12">
            <text:p>£1,882,978.7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content-validation-name="val3" table:style-name="ce153">
            <text:p>0</text:p>
          </table:table-cell>
          <table:table-cell office:value-type="float" office:value="0" table:content-validation-name="val3" table:style-name="ce162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0" table:content-validation-name="val3" table:style-name="ce205">
            <text:p>0</text:p>
          </table:table-cell>
          <table:table-cell office:value-type="float" office:value="0" table:content-validation-name="val3" table:style-name="ce237">
            <text:p>0</text:p>
          </table:table-cell>
          <table:table-cell office:value-type="currency" office:value="-6538.8" table:content-validation-name="val2" table:style-name="ce9">
            <text:p>-£6,538.8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-6538.8" table:style-name="ce10">
            <text:p>-£6,538.8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-6538.8" table:style-name="ce12">
            <text:p>-£6,538.8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40">
            <text:p>11</text:p>
          </table:table-cell>
          <table:table-cell office:value-type="float" office:value="9" table:style-name="ce101">
            <text:p>9</text:p>
          </table:table-cell>
          <table:table-cell office:value-type="float" office:value="9" table:style-name="ce105">
            <text:p>9</text:p>
          </table:table-cell>
          <table:table-cell office:value-type="float" office:value="37" table:style-name="ce119">
            <text:p>37</text:p>
          </table:table-cell>
          <table:table-cell office:value-type="float" office:value="36.5" table:style-name="ce123">
            <text:p>37</text:p>
          </table:table-cell>
          <table:table-cell office:value-type="float" office:value="2" table:style-name="ce53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83">
            <text:p>1</text:p>
          </table:table-cell>
          <table:table-cell office:value-type="float" office:value="0.6" table:style-name="ce87">
            <text:p>1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61" table:content-validation-name="val3" table:style-name="ce153">
            <text:p>61</text:p>
          </table:table-cell>
          <table:table-cell office:value-type="float" office:value="58.9" table:content-validation-name="val3" table:style-name="ce136">
            <text:p>59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39">
            <text:p>0</text:p>
          </table:table-cell>
          <table:table-cell office:value-type="float" office:value="61" table:content-validation-name="val3" table:style-name="ce205">
            <text:p>61</text:p>
          </table:table-cell>
          <table:table-cell office:value-type="float" office:value="58.9" table:content-validation-name="val3" table:style-name="ce238">
            <text:p>59</text:p>
          </table:table-cell>
          <table:table-cell office:value-type="currency" office:value="166782" table:content-validation-name="val2" table:style-name="ce9">
            <text:p>£166,782.00</text:p>
          </table:table-cell>
          <table:table-cell office:value-type="currency" office:value="37" table:content-validation-name="val2" table:style-name="ce9">
            <text:p>£37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998" table:content-validation-name="val2" table:style-name="ce9">
            <text:p>£28,998.00</text:p>
          </table:table-cell>
          <table:table-cell office:value-type="currency" office:value="13776" table:content-validation-name="val2" table:style-name="ce9">
            <text:p>£13,776.00</text:p>
          </table:table-cell>
          <table:table-cell office:value-type="currency" office:value="209593" table:style-name="ce10">
            <text:p>£209,59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9593" table:style-name="ce12">
            <text:p>£209,59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4" table:style-name="ce37">
            <text:p>34</text:p>
          </table:table-cell>
          <table:table-cell office:value-type="float" office:value="33.4" table:style-name="ce38">
            <text:p>33</text:p>
          </table:table-cell>
          <table:table-cell office:value-type="float" office:value="19" table:style-name="ce102">
            <text:p>19</text:p>
          </table:table-cell>
          <table:table-cell office:value-type="float" office:value="19" table:style-name="ce103">
            <text:p>19</text:p>
          </table:table-cell>
          <table:table-cell office:value-type="float" office:value="98" table:style-name="ce120">
            <text:p>98</text:p>
          </table:table-cell>
          <table:table-cell office:value-type="float" office:value="97.6" table:style-name="ce121">
            <text:p>98</text:p>
          </table:table-cell>
          <table:table-cell office:value-type="float" office:value="17" table:style-name="ce54">
            <text:p>17</text:p>
          </table:table-cell>
          <table:table-cell office:value-type="float" office:value="16.600000000000001" table:style-name="ce55">
            <text:p>17</text:p>
          </table:table-cell>
          <table:table-cell office:value-type="float" office:value="4" table:style-name="ce84">
            <text:p>4</text:p>
          </table:table-cell>
          <table:table-cell office:value-type="float" office:value="4" table:style-name="ce85">
            <text:p>4</text:p>
          </table:table-cell>
          <table:table-cell office:value-type="float" office:value="5" table:style-name="ce131">
            <text:p>5</text:p>
          </table:table-cell>
          <table:table-cell office:value-type="float" office:value="0.4" table:style-name="ce134">
            <text:p>0</text:p>
          </table:table-cell>
          <table:table-cell office:value-type="float" office:value="177" table:content-validation-name="val3" table:style-name="ce153">
            <text:p>177</text:p>
          </table:table-cell>
          <table:table-cell office:value-type="float" office:value="171" table:content-validation-name="val3" table:style-name="ce137">
            <text:p>171</text:p>
          </table:table-cell>
          <table:table-cell office:value-type="float" office:value="4" table:style-name="ce164">
            <text:p>4</text:p>
          </table:table-cell>
          <table:table-cell office:value-type="float" office:value="4" table:style-name="ce166">
            <text:p>4</text:p>
          </table:table-cell>
          <table:table-cell office:value-type="float" office:value="13" table:style-name="ce169">
            <text:p>13</text:p>
          </table:table-cell>
          <table:table-cell office:value-type="float" office:value="12.4" table:style-name="ce213">
            <text:p>12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17" table:style-name="ce153">
            <text:p>17</text:p>
          </table:table-cell>
          <table:table-cell office:value-type="float" office:value="16.399999999999999" table:style-name="ce240">
            <text:p>16</text:p>
          </table:table-cell>
          <table:table-cell office:value-type="float" office:value="194" table:content-validation-name="val3" table:style-name="ce205">
            <text:p>194</text:p>
          </table:table-cell>
          <table:table-cell office:value-type="float" office:value="187.4" table:content-validation-name="val3" table:style-name="ce241">
            <text:p>187</text:p>
          </table:table-cell>
          <table:table-cell office:value-type="currency" office:value="493420.88" table:content-validation-name="val1" table:style-name="ce9">
            <text:p>£493,420.88</text:p>
          </table:table-cell>
          <table:table-cell office:value-type="currency" office:value="35730.74" table:content-validation-name="val1" table:style-name="ce9">
            <text:p>£35,730.74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1198.1199999999999" table:content-validation-name="val1" table:style-name="ce9">
            <text:p>£1,198.12</text:p>
          </table:table-cell>
          <table:table-cell office:value-type="currency" office:value="100055.98" table:content-validation-name="val1" table:style-name="ce9">
            <text:p>£100,055.98</text:p>
          </table:table-cell>
          <table:table-cell office:value-type="currency" office:value="42913.04" table:content-validation-name="val1" table:style-name="ce9">
            <text:p>£42,913.04</text:p>
          </table:table-cell>
          <table:table-cell office:value-type="currency" office:value="673318.76" table:style-name="ce10">
            <text:p>£673,318.76</text:p>
          </table:table-cell>
          <table:table-cell office:value-type="currency" office:value="174889.91" table:content-validation-name="val1" table:style-name="ce11">
            <text:p>£174,889.91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74889.91" table:style-name="ce10">
            <text:p>£174,889.91</text:p>
          </table:table-cell>
          <table:table-cell office:value-type="currency" office:value="848208.67" table:style-name="ce12">
            <text:p>£848,208.6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Crime Agenc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43" table:style-name="ce35">
            <text:p>343</text:p>
          </table:table-cell>
          <table:table-cell office:value-type="float" office:value="322.3" table:style-name="ce39">
            <text:p>322</text:p>
          </table:table-cell>
          <table:table-cell office:value-type="float" office:value="1826" table:style-name="ce100">
            <text:p>1,826</text:p>
          </table:table-cell>
          <table:table-cell office:value-type="float" office:value="1778.8" table:style-name="ce104">
            <text:p>1,779</text:p>
          </table:table-cell>
          <table:table-cell office:value-type="float" office:value="1722" table:style-name="ce118">
            <text:p>1,722</text:p>
          </table:table-cell>
          <table:table-cell office:value-type="float" office:value="1684.8" table:style-name="ce122">
            <text:p>1,685</text:p>
          </table:table-cell>
          <table:table-cell office:value-type="float" office:value="233" table:style-name="ce52">
            <text:p>233</text:p>
          </table:table-cell>
          <table:table-cell office:value-type="float" office:value="230.60000000000002" table:style-name="ce56">
            <text:p>231</text:p>
          </table:table-cell>
          <table:table-cell office:value-type="float" office:value="24" table:style-name="ce82">
            <text:p>24</text:p>
          </table:table-cell>
          <table:table-cell office:value-type="float" office:value="23.6" table:style-name="ce86">
            <text:p>24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4148" table:content-validation-name="val3" table:style-name="ce14">
            <text:p>4,148</text:p>
          </table:table-cell>
          <table:table-cell office:value-type="float" office:value="4040.0999999999995" table:content-validation-name="val3" table:style-name="ce14">
            <text:p>4,040</text:p>
          </table:table-cell>
          <table:table-cell office:value-type="float" office:value="28" table:style-name="ce163">
            <text:p>28</text:p>
          </table:table-cell>
          <table:table-cell office:value-type="float" office:value="28" table:style-name="ce167">
            <text:p>28</text:p>
          </table:table-cell>
          <table:table-cell office:value-type="float" office:value="97" table:style-name="ce170">
            <text:p>97</text:p>
          </table:table-cell>
          <table:table-cell office:value-type="float" office:value="94.6" table:style-name="ce216">
            <text:p>95</text:p>
          </table:table-cell>
          <table:table-cell office:value-type="float" office:value="20" table:style-name="ce218">
            <text:p>20</text:p>
          </table:table-cell>
          <table:table-cell office:value-type="float" office:value="20" table:style-name="ce217">
            <text:p>20</text:p>
          </table:table-cell>
          <table:table-cell office:value-type="float" office:value="0" table:style-name="ce222">
            <text:p>0</text:p>
          </table:table-cell>
          <table:table-cell office:value-type="float" office:value="0" table:style-name="ce220">
            <text:p>0</text:p>
          </table:table-cell>
          <table:table-cell office:value-type="float" office:value="145" table:style-name="ce14">
            <text:p>145</text:p>
          </table:table-cell>
          <table:table-cell office:value-type="float" office:value="142.6" table:style-name="ce14">
            <text:p>143</text:p>
          </table:table-cell>
          <table:table-cell office:value-type="float" office:value="4293" table:content-validation-name="val3" table:style-name="ce15">
            <text:p>4,293</text:p>
          </table:table-cell>
          <table:table-cell office:value-type="float" office:value="4182.7" table:content-validation-name="val3" table:style-name="ce15">
            <text:p>4,183</text:p>
          </table:table-cell>
          <table:table-cell office:value-type="currency" office:value="10984328" table:content-validation-name="val2" table:style-name="ce9">
            <text:p>£10,984,328.00</text:p>
          </table:table-cell>
          <table:table-cell office:value-type="currency" office:value="914415" table:content-validation-name="val2" table:style-name="ce9">
            <text:p>£914,415.00</text:p>
          </table:table-cell>
          <table:table-cell office:value-type="currency" office:value="9981" table:content-validation-name="val2" table:style-name="ce9">
            <text:p>£9,981.00</text:p>
          </table:table-cell>
          <table:table-cell office:value-type="currency" office:value="1250581" table:content-validation-name="val2" table:style-name="ce9">
            <text:p>£1,250,581.00</text:p>
          </table:table-cell>
          <table:table-cell office:value-type="currency" office:value="2319324" table:content-validation-name="val2" table:style-name="ce9">
            <text:p>£2,319,324.00</text:p>
          </table:table-cell>
          <table:table-cell office:value-type="currency" office:value="1153715" table:content-validation-name="val2" table:style-name="ce9">
            <text:p>£1,153,715.00</text:p>
          </table:table-cell>
          <table:table-cell office:value-type="currency" office:value="16632344" table:style-name="ce10">
            <text:p>£16,632,344.00</text:p>
          </table:table-cell>
          <table:table-cell office:value-type="currency" office:value="816414" table:content-validation-name="val2" table:style-name="ce11">
            <text:p>£816,41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16414" table:style-name="ce10">
            <text:p>£816,414.00</text:p>
          </table:table-cell>
          <table:table-cell office:value-type="currency" office:value="17448758" table:style-name="ce12">
            <text:p>£17,448,758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3-11-20T11:28:59Z</dc:date>
  </office:meta>
</office:document-meta>
</file>